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in" fo:margin-right="0in" fo:text-indent="0in" style:auto-text-indent="true"/>
      <style:text-properties fo:font-size="14pt" style:font-size-asian="14pt" style:font-size-complex="14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>
      <style:text-properties fo:font-size="12pt" style:font-size-asian="10.5pt" style:font-size-complex="12pt"/>
    </style:style>
    <style:style style:name="P9" style:family="paragraph" style:parent-style-name="Standard" style:list-style-name="L4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5423255381" text:style-name="L1">
        <text:list-item>
          <text:p text:style-name="P6">Home (news, nuovi prodotti, offerte, informazioni varie e cool)</text:p>
        </text:list-item>
        <text:list-item>
          <text:p text:style-name="P6">Prodotti (pagina di ricerca)</text:p>
        </text:list-item>
        <text:list-item>
          <text:p text:style-name="P6">Prodotto (pagina del prodotto singolo: recensioni, descrizione prodotto)</text:p>
        </text:list-item>
        <text:list-item>
          <text:p text:style-name="P6">Contattaci (form per invio di un messaggio)</text:p>
        </text:list-item>
        <text:list-item>
          <text:p text:style-name="P6">Registrazione (creazione account)</text:p>
        </text:list-item>
        <text:list-item>
          <text:p text:style-name="P6">Login</text:p>
        </text:list-item>
        <text:list-item>
          <text:p text:style-name="P6">Pagina per l'aggiunta dei prodotti</text:p>
        </text:list-item>
        <text:list-item>
          <text:p text:style-name="P6">Prodotti realizzati su commissione (componi la tua lampada)</text:p>
        </text:list-item>
        <text:list-item>
          <text:p text:style-name="P6">Carrello</text:p>
        </text:list-item>
        <text:list-item>
          <text:p text:style-name="P6">Lista dei desideri</text:p>
        </text:list-item>
        <text:list-item>
          <text:p text:style-name="P6">Pagina gestione account utente (modifica dati personali es. Nome, Cognome etc...)</text:p>
        </text:list-item>
        <text:list-item>
          <text:p text:style-name="P6">I miei ordini</text:p>
        </text:list-item>
        <text:list-item>
          <text:p text:style-name="P6">Chi siamo (locazione negozio, numeri di telefono, e-mail)</text:p>
        </text:list-item>
        <text:list-item>
          <text:p text:style-name="P6">FAQ (spedizione, rimborsi)</text:p>
        </text:list-item>
        <text:list-item>
          <text:p text:style-name="P6">Ricerca avanzata (puo' essere implementata nella pagina di ricerca originale)</text:p>
        </text:list-item>
      </text:list>
      <text:p text:style-name="Standard"/>
      <text:p text:style-name="P3">Modalita d'accesso:</text:p>
      <text:list xml:id="list548880427" text:style-name="L2">
        <text:list-item>
          <text:p text:style-name="P7">Utente (con diverse categorie volendo es. Utente premium)</text:p>
        </text:list-item>
        <text:list-item>
          <text:p text:style-name="P7">Amministratore</text:p>
        </text:list-item>
        <text:list-item>
          <text:p text:style-name="P7">Visitatore</text:p>
        </text:list-item>
      </text:list>
      <text:p text:style-name="Standard"/>
      <text:p text:style-name="P3">Idee random:</text:p>
      <text:list xml:id="list517547499" text:style-name="L3">
        <text:list-item>
          <text:p text:style-name="P8">Carrello condiviso</text:p>
        </text:list-item>
        <text:list-item>
          <text:p text:style-name="P8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gine</text:p>
      <text:p text:style-name="P5"/>
      <text:list xml:id="list845532040" text:style-name="L4">
        <text:list-item>
          <text:p text:style-name="P9">Acquisto(Versione mobile pronta, w3c valid,total validator checked)</text:p>
        </text:list-item>
        <text:list-item>
          <text:p text:style-name="P9">Annunci <text:s/>(Versione mobile pronta,w3c valid,total validator checked)</text:p>
        </text:list-item>
        <text:list-item>
          <text:p text:style-name="P9">Carrello (Versione mobile pronta, w3c valid, total validator checked)</text:p>
        </text:list-item>
        <text:list-item>
          <text:p text:style-name="P9">Gestione annunci(Versione mobile pronta, w3c valid, total validator checked)</text:p>
        </text:list-item>
        <text:list-item>
          <text:p text:style-name="P9">Gestione ordini (Versione mobile pronta, w3c valid, total validator checked)</text:p>
        </text:list-item>
        <text:list-item>
          <text:p text:style-name="P9">Gestione prodotti (Versione mobile pronta, w3c valid, total validator checked)</text:p>
        </text:list-item>
        <text:list-item>
          <text:p text:style-name="P9">I miei ordini (Versione mobile pronta, w3c valid, total validator checked)</text:p>
        </text:list-item>
        <text:list-item>
          <text:p text:style-name="P9">Impostazioni account (Versione mobile pronta, w3c valid, total validator checked)</text:p>
        </text:list-item>
        <text:list-item>
          <text:p text:style-name="P9">Index (Versione mobile pronta, w3c valid, total validator checked)</text:p>
        </text:list-item>
        <text:list-item>
          <text:p text:style-name="P9">Indirizzi (Versione mobile pronta, w3c valid, total validator checked)</text:p>
        </text:list-item>
        <text:list-item>
          <text:p text:style-name="P9">La nostra storia (Versione mobile pronta, w3c valid, total validator checked)</text:p>
        </text:list-item>
        <text:list-item>
          <text:p text:style-name="P9">Lista desideri (Versione mobile pronta, w3c valid, total validator checked)</text:p>
        </text:list-item>
        <text:list-item>
          <text:p text:style-name="P9">Login (Versione mobile pronta, w3c valid, total validator checked)</text:p>
        </text:list-item>
        <text:list-item>
          <text:p text:style-name="P9">Prodotti (Versione mobile pronta, w3c valid, total validator checked)</text:p>
        </text:list-item>
        <text:list-item>
          <text:p text:style-name="P9">Prodotto (Versione mobile pronta, w3c valid,total validator checked)</text:p>
        </text:list-item>
        <text:list-item>
          <text:p text:style-name="P9">Registrazione (Versione mobile pronta, w3c valid, total validator checked)</text:p>
        </text:list-item>
        <text:list-item>
          <text:p text:style-name="P9">Resi rimborsi (Versione mobile pronta, w3c valid, total validator checked)</text:p>
        </text:list-item>
        <text:list-item>
          <text:p text:style-name="P9">Termini spedizione (Versione mobile pronta, w3c valid, total validator checked)</text:p>
        </text:list-item>
        <text:list-item>
          <text:p text:style-name="P9">Togli utenti (Versione mobile pronta, w3c valid, total validator checked)</text:p>
        </text:list-item>
        <text:list-item>
          <text:p text:style-name="P9">Mappa del sito (Versione mobile pronta, w3c valid, total validator checked)</text:p>
        </text:list-item>
        <text:list-item>
          <text:p text:style-name="P9">Newsletter (Versione mobile pronta, w3c valid,total validator checked)</text:p>
        </text:list-item>
      </text:list>
      <text:p text:style-name="P3"/>
      <text:p text:style-name="P3">Media query:</text:p>
      <text:p text:style-name="P3">meno: Versione mobile</text:p>
      <text:p text:style-name="P3">@media screen and (min-width: 768px) Versione tablet</text:p>
      <text:p text:style-name="P3">@media screen and (min-width: 806px) Versione PC</text:p>
      <text:p text:style-name="P3"/>
      <text:p text:style-name="P3">Mappa del sito (struttura albero):</text:p>
      <text:p text:style-name="P3">- Index</text:p>
      <text:p text:style-name="P3">- Account: Login, Registrazione, Impostazioni account, I miei ordini, Indirizzi</text:p>
      <text:p text:style-name="P3">- Informazioni su di noi: Contattaci, La nostra storia, Annunci</text:p>
      <text:p text:style-name="P3">- Servizi del sito: Prodotto, Carrello, Lista desideri</text:p>
      <text:p text:style-name="P3">- Informazioni sui servizi: Resi rimborsi, Termini spedizione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5T15:14:24</dc:date>
    <meta:editing-duration>PT15H51M20S</meta:editing-duration>
    <meta:editing-cycles>59</meta:editing-cycles>
    <meta:generator>LibreOffice/3.5$Linux_X86_64 LibreOffice_project/350m1$Build-2</meta:generator>
    <dc:creator>SASSO [IN3]</dc:creator>
    <meta:document-statistic meta:table-count="0" meta:image-count="0" meta:object-count="0" meta:page-count="2" meta:paragraph-count="56" meta:word-count="411" meta:character-count="2821" meta:non-whitespace-character-count="2506"/>
  </office:meta>
</office:document-meta>
</file>